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subtitle">
      <style:graphic-properties draw:fill-color="#ffffff" draw:auto-grow-height="true" fo:min-height="13.859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outline1">
      <style:graphic-properties draw:auto-grow-height="true" fo:min-height="13.859cm"/>
    </style:style>
    <style:style style:name="pr5" style:family="presentation" style:parent-style-name="Domyślnie-outline1">
      <style:graphic-properties draw:auto-grow-height="true" fo:min-height="14.583cm"/>
    </style:style>
    <style:style style:name="pr6" style:family="presentation" style:parent-style-name="Domyślnie-title">
      <style:graphic-properties fo:min-height="3.506cm"/>
    </style:style>
    <style:style style:name="pr7" style:family="presentation" style:parent-style-name="Domyślnie-outline1">
      <style:graphic-properties fo:min-height="13.859cm"/>
    </style:style>
    <style:style style:name="pr8" style:family="presentation" style:parent-style-name="Domyślnie-notes">
      <style:graphic-properties draw:fill-color="#ffffff" fo:min-height="13.364cm"/>
    </style:style>
    <style:style style:name="pr9" style:family="presentation" style:parent-style-name="Domyślnie-outline1">
      <style:graphic-properties draw:auto-grow-height="true" fo:min-height="14.177cm"/>
    </style:style>
    <style:style style:name="P1" style:family="paragraph">
      <style:text-properties fo:font-size="32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text-shadow="none"/>
    </style:style>
    <style:style style:name="P4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language="pl" fo:country="PL" style:language-asian="pl" style:country-asian="PL" style:language-complex="pl" style:country-complex="PL"/>
    </style:style>
    <style:style style:name="T3" style:family="text">
      <style:text-properties fo:language="pl" fo:country="PL" fo:text-shadow="none" style:language-asian="pl" style:country-asian="PL" style:language-complex="pl" style:country-complex="P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owanie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Testy jednostkow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Koncepcja</text:span></text:p>
              </text:list-item>
              <text:list-item>
                <text:p><text:span text:style-name="T2">Przegląd narzędzi</text:span></text:p>
              </text:list-item>
              <text:list-item>
                <text:p><text:span text:style-name="T2">JUnit 4.x, Java</text:span></text:p>
              </text:list-item>
              <text:list-item>
                <text:p><text:span text:style-name="T2">unittest, Pyth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ncepcj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Celem testów jednostkowych jest sprawdzenie pojedynczej jednostki programowej – np. metody, klasy, grupy klas, modułu, funkcji itp.,</text:span></text:p>
              </text:list-item>
              <text:list-item>
                <text:p><text:span text:style-name="T2">Testy jednostkowe najczęściej są tworzone przez programistę.</text:span></text:p>
              </text:list-item>
              <text:list-item>
                <text:p><text:span text:style-name="T2">Testy jednostkowe najczęściej są automatyzowane.</text:span></text:p>
              </text:list-item>
              <text:list-item>
                <text:p><text:span text:style-name="T2">Cechy: niezależność, powtarzalność, jednoznaczność, jednostkowość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stępne narzędzia</text:p>
          </draw:text-box>
        </draw:frame>
        <draw:frame presentation:style-name="pr5" draw:layer="layout" svg:width="25.199cm" svg:height="14.583cm" svg:x="1.4cm" svg:y="4.914cm" presentation:class="outline" presentation:user-transformed="true">
          <draw:text-box>
            <text:list text:style-name="L2">
              <text:list-item>
                <text:p><text:span text:style-name="T2">JUnit</text:span></text:p>
                <text:list>
                  <text:list-item>
                    <text:p><text:span text:style-name="T2">Jako element aplikacji standalone,</text:span></text:p>
                  </text:list-item>
                  <text:list-item>
                    <text:p><text:span text:style-name="T2">MVN,</text:span></text:p>
                  </text:list-item>
                  <text:list-item>
                    <text:p><text:span text:style-name="T2">Spring...</text:span></text:p>
                  </text:list-item>
                </text:list>
              </text:list-item>
              <text:list-item>
                <text:p><text:span text:style-name="T2">Python - unittest</text:span></text:p>
              </text:list-item>
              <text:list-item>
                <text:p><text:span text:style-name="T2">TestNG</text:span></text:p>
              </text:list-item>
              <text:list-item>
                <text:p><text:span text:style-name="T2">NUnit</text:span></text:p>
              </text:list-item>
              <text:list-item>
                <text:p><text:span text:style-name="T2">Visual Studio</text:span></text:p>
              </text:list-item>
              <text:list-item>
                <text:p><text:span text:style-name="T2">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3">JUnit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3.8</text:span></text:p>
              </text:list-item>
              <text:list-item>
                <text:p><text:span text:style-name="T2">4.x</text:span></text:p>
              </text:list-item>
              <text:list-item>
                <text:p><text:span text:style-name="T2">Integracja np. ze środowiskiem Eclipse/IntelliJ</text:span></text:p>
              </text:list-item>
              <text:list-item>
                <text:p><text:span text:style-name="T2">xUn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Uni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Podstawowe elementy (dla wersji 4.x):</text:span></text:p>
                <text:list>
                  <text:list-item>
                    <text:p><text:span text:style-name="T2">POJO,</text:span></text:p>
                  </text:list-item>
                  <text:list-item>
                    <text:p><text:span text:style-name="T2">adnotacje,</text:span></text:p>
                  </text:list-item>
                  <text:list-item>
                    <text:p><text:span text:style-name="T2">inicjowanie i finalizowanie (na poziomie metody, klasy),</text:span></text:p>
                  </text:list-item>
                  <text:list-item>
                    <text:p><text:span text:style-name="T2">obsługa oczekiwanych wyjątków,</text:span></text:p>
                  </text:list-item>
                  <text:list-item>
                    <text:p><text:span text:style-name="T2">obsługa limitów czasowych,</text:span></text:p>
                  </text:list-item>
                  <text:list-item>
                    <text:p><text:span text:style-name="T2">wachlarz metod assert...</text:span></text:p>
                  </text:list-item>
                  <text:list-item>
                    <text:p><text:span text:style-name="T2">jedna metoda – jeden przypadek testow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3">JUnit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Adnotacje służą oznaczaniu:</text:span></text:p>
                <text:list>
                  <text:list-item>
                    <text:p><text:span text:style-name="T2">przypadków testowych - @Test,</text:span></text:p>
                  </text:list-item>
                  <text:list-item>
                    <text:p><text:span text:style-name="T2">oczekiwanych wyjątków - @Test(expected=Exception.class),</text:span></text:p>
                  </text:list-item>
                  <text:list-item>
                    <text:p><text:span text:style-name="T2">inicjowania i finalizowania:</text:span></text:p>
                    <text:list>
                      <text:list-item>
                        <text:p><text:span text:style-name="T2">Poziom testu: @Before, @After,</text:span></text:p>
                      </text:list-item>
                      <text:list-item>
                        <text:p><text:span text:style-name="T2">Poziom klasy: @BeforeClass, @AfterClas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Uni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Testowanie składowych niepublicznych:</text:span></text:p>
                <text:list>
                  <text:list-item>
                    <text:p><text:span text:style-name="T2">Może zaistnieć potrzeba przetestowania składowych – pól i metod – niepublicznych,</text:span></text:p>
                  </text:list-item>
                  <text:list-item>
                    <text:p><text:span text:style-name="T2">Biblioteka JUnit dostarcza mechanizm, który pozwala zmienić widoczność składowych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nittest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Podstawowe elementy</text:p>
                <text:list>
                  <text:list-item>
                    <text:p>Podobna struktura do Junit (3.8),</text:p>
                  </text:list-item>
                  <text:list-item>
                    <text:p>Klasy testujące dziedziczą z unittest.TestCase</text:p>
                  </text:list-item>
                  <text:list-item>
                    <text:p>Metody testujące test_...</text:p>
                  </text:list-item>
                  <text:list-item>
                    <text:p><text:span text:style-name="T2">inicjowanie i finalizowanie (na poziomie metody, klasy),</text:span></text:p>
                  </text:list-item>
                  <text:list-item>
                    <text:p><text:span text:style-name="T2">obsługa oczekiwanych wyjątków,</text:span></text:p>
                  </text:list-item>
                  <text:list-item>
                    <text:p><text:span text:style-name="T2">wachlarz metod assert...</text:span></text:p>
                  </text:list-item>
                  <text:list-item>
                    <text:p><text:span text:style-name="T2">jedna metoda – jeden przypadek testow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unittest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Inicjowanie i finalizowanie</text:span></text:p>
                <text:list>
                  <text:list-item>
                    <text:p>def setUp(self):</text:p>
                  </text:list-item>
                  <text:list-item>
                    <text:p>def tearDown(self):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Unit/unittes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Dane testowe:</text:span></text:p>
                <text:list>
                  <text:list-item>
                    <text:p><text:span text:style-name="T2">Należy uważać na położenie danych testowych – testy powinny się dać uruchomić w różnych lokalizacjach, zewnętrzne zasoby mogą stanowić problem,</text:span></text:p>
                  </text:list-item>
                  <text:list-item>
                    <text:p><text:span text:style-name="T2">Dane można umieścić wewnątrz testów,</text:span></text:p>
                  </text:list-item>
                  <text:list-item>
                    <text:p><text:span text:style-name="T2">Należy ostrożnie operować na danych zależnych od lokalizacji – np. dat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Unit/unittes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Kolejność wykonania:</text:span></text:p>
                <text:list>
                  <text:list-item>
                    <text:p><text:span text:style-name="T2">JUnit z założenia nie zapewnia kolejności wykonania przypadków testowych,</text:span></text:p>
                  </text:list-item>
                  <text:list-item>
                    <text:p><text:span text:style-name="T2">Dla JUnit istnieją mechanizmy, za pomocą których możliwe jest wymuszenie kolejności.</text:span></text:p>
                  </text:list-item>
                  <text:list-item>
                    <text:p><text:span text:style-name="T2">Dla biblioteki unittest kolejność wykonania wynika z sortowania nazw przypadków testowych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Unit/unittest</text:p>
          </draw:text-box>
        </draw:frame>
        <draw:frame presentation:style-name="pr9" draw:layer="layout" svg:width="25.199cm" svg:height="14.177cm" svg:x="1.4cm" svg:y="4.914cm" presentation:class="outline" presentation:user-transformed="true">
          <draw:text-box>
            <text:list text:style-name="L2">
              <text:list-item>
                <text:p><text:span text:style-name="T2">Testowanie wyjątków:</text:span></text:p>
                <text:list>
                  <text:list-item>
                    <text:p><text:span text:style-name="T2">Przypadek testowy może sprawdzać czy w określonej sytuacji system rzuca wyjątek,</text:span></text:p>
                  </text:list-item>
                  <text:list-item>
                    <text:p><text:span text:style-name="T2">Przypadek testowy zakończy się wtedy niepowodzeniem, gdy system oczekiwanego wyjątku nie rzuci,</text:span></text:p>
                  </text:list-item>
                  <text:list-item>
                    <text:p><text:span text:style-name="T2">JUnit:</text:span></text:p>
                    <text:list>
                      <text:list-item>
                        <text:p><text:span text:style-name="T2">@Test(expected=Exception.class),</text:span></text:p>
                      </text:list-item>
                    </text:list>
                  </text:list-item>
                  <text:list-item>
                    <text:p><text:span text:style-name="T2">unittest:</text:span></text:p>
                    <text:list>
                      <text:list-item>
                        <text:p><text:span text:style-name="T2">with self.assertRaises(Exception):</text:span><text:span text:style-name="T2"><text:line-break/></text:span><text:span text:style-name="T2"><text:tab/></text:span><text:span text:style-name="T2">self.g.translate(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Unit/unittes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Precyzja:</text:span></text:p>
                <text:list>
                  <text:list-item>
                    <text:p><text:span text:style-name="T2">Szczególną uwagę należy przyłożyć do testowania liczb zmiennoprzecinkowych – liczby pozornie równe mogą być reprezentowane różnie, z różną dokładnością,</text:span></text:p>
                  </text:list-item>
                  <text:list-item>
                    <text:p><text:span text:style-name="T2">Należy korzystać z dedykowanych porównań, z uwzględnieniem precyzji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Konwencje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should...</text:p>
              </text:list-item>
              <text:list-item>
                <text:p>given/when/th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dsumowani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JUnit 4.x</text:span></text:p>
                <text:list>
                  <text:list-item>
                    <text:p><text:span text:style-name="T2"><text:a xlink:href="http://www.junit.org/">http://www.junit.org/</text:a></text:span></text:p>
                  </text:list-item>
                </text:list>
              </text:list-item>
              <text:list-item>
                <text:p><text:span text:style-name="T2">unittest</text:span></text:p>
                <text:list>
                  <text:list-item>
                    <text:p><text:span text:style-name="T2"><text:a xlink:href="https://docs.python.org/3/library/unittest.html">https://docs.python.org/3/library/unittest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&amp;A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ffffcc" draw:fill-image-width="0cm" draw:fill-image-height="0cm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2-19T17:13:13.10</meta:creation-date>
    <meta:editing-duration>PT1H48M21S</meta:editing-duration>
    <meta:editing-cycles>25</meta:editing-cycles>
    <dc:date>2017-03-10T16:17:59.60</dc:date>
    <meta:generator>OpenOffice/4.1.2$Win32 OpenOffice.org_project/412m3$Build-9782</meta:generator>
    <meta:document-statistic meta:object-count="89"/>
  </office:meta>
</office:document-meta>
</file>